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157D5A377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6.186cm" svg:x="0cm" svg:y="0.07cm">
          <draw:image xlink:href="Pictures/100000000000029000000157D5A377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2:46:50.608316091</meta:creation-date>
    <dc:date>2014-10-21T02:47:31.924987733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